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officeooo:rsid="001bf541" officeooo:paragraph-rsid="001bf541"/>
    </style:style>
    <style:style style:name="P15" style:family="paragraph" style:parent-style-name="Text_20_body" style:list-style-name="L5"/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officeooo:rsid="001bf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5">Attack graphics</text:p>
        </text:list-item>
        <text:list-item>
          <text:p text:style-name="P14">TTL display</text:p>
        </text:list-item>
      </text:list>
      <text:list xml:id="list1233164875" text:style-name="L4">
        <text:list-item>
          <text:p text:style-name="P13">Final tile graphics</text:p>
        </text:list-item>
        <text:list-item>
          <text:p text:style-name="P13">Final unit graphics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3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2:05:46.140000000</dc:date>
    <meta:editing-duration>PT2H51M1S</meta:editing-duration>
    <meta:editing-cycles>6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43" meta:word-count="496" meta:character-count="2611" meta:non-whitespace-character-count="2190"/>
  </office:meta>
</office:document-meta>
</file>